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/>
    </style:style>
    <style:style style:name="P2" style:family="paragraph" style:parent-style-name="Preformatted_20_Text">
      <style:text-properties fo:color="#808080"/>
    </style:style>
    <style:style style:name="P3" style:family="paragraph" style:parent-style-name="Preformatted_20_Text">
      <style:text-properties fo:color="#808080" style:font-name="DejaVu Sans Mono" fo:font-size="9pt"/>
    </style:style>
    <style:style style:name="T1" style:family="text">
      <style:text-properties style:font-name="DejaVu Sans Mono" fo:font-size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!-- <text:s text:c="6"/>{% if polinks.2 == None %}</text:p>
      <text:p text:style-name="P2"><text:s text:c="9"/><text:bookmark-start text:name="__DdeLink__5_2050337829"/><text:span text:style-name="T1">&lt;a href="#"&gt;&lt;span style="color:white; background-color: Blue;"&gt;No PO line &lt;/a&gt;&lt;br&gt;</text:span><text:bookmark-end text:name="__DdeLink__5_2050337829"/></text:p>
      <text:p text:style-name="P2"><text:s text:c="6"/><text:bookmark-start text:name="__DdeLink__1_2050337829"/><text:span text:style-name="T1">{% else %}</text:span><text:bookmark-end text:name="__DdeLink__1_2050337829"/></text:p>
      <text:p text:style-name="P2"><text:s text:c="9"/><text:span text:style-name="T1">&lt;a href="{% url 'purchaseorderform' pk=1 %}"&gt;</text:span><text:bookmark-start text:name="__DdeLink__3_2050337829"/><text:span text:style-name="T1">&lt;span style="color:white; background-color: Blue; border-width:3px; border-style:dashed; border-color: red;"&gt;</text:span><text:bookmark-end text:name="__DdeLink__3_2050337829"/><text:span text:style-name="T1">{{ polinks.4}}{{ polinks.3}}/{{ polinks.2}}(PODDId:{{ polinks.1}})&lt;/a&gt;&lt;br&gt;</text:span></text:p>
      <text:p text:style-name="P2"><text:s text:c="6"/><text:span text:style-name="T1">{% endif %}</text:span></text:p>
      <text:p text:style-name="P3">{% else %}</text:p>
      <text:p text:style-name="P2"><text:s text:c="3"/><text:span text:style-name="T1">&lt;a href="{% url 'purchaseorderform' pk=1 %}"&gt;&lt;span style="color:white; background-color: Blue;" &gt;{{ polinks.4}}{{ polinks.5}}(PODDId:{{ polinks.1}})&lt;/a&gt;&lt;br&gt;</text:span></text:p>
      <text:p text:style-name="P1">-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7-19T21:46:01.599162331</dc:date>
    <meta:editing-duration>PT32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56" meta:character-count="570" meta:non-whitespace-character-count="484"/>
  </office:meta>
</office:document-meta>
</file>